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Liberation Mono', 'DejaVu Sans Mono', 'Bitstream Vera Sans Mono', 'Courier New',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036e6d" officeooo:paragraph-rsid="00036e6d"/>
    </style:style>
    <style:style style:name="P2" style:family="paragraph" style:parent-style-name="Footnote">
      <style:text-properties officeooo:rsid="000858cb" officeooo:paragraph-rsid="000858cb"/>
    </style:style>
    <style:style style:name="P3" style:family="paragraph" style:parent-style-name="Footnote">
      <style:text-properties officeooo:rsid="00092c93" officeooo:paragraph-rsid="00092c93"/>
    </style:style>
    <style:style style:name="P4" style:family="paragraph" style:parent-style-name="Footnote">
      <style:text-properties officeooo:rsid="000e15e2" officeooo:paragraph-rsid="000e15e2"/>
    </style:style>
    <style:style style:name="P5" style:family="paragraph" style:parent-style-name="Standard">
      <style:text-properties officeooo:rsid="0007771b" officeooo:paragraph-rsid="00082305"/>
    </style:style>
    <style:style style:name="P6" style:family="paragraph" style:parent-style-name="Standard">
      <style:text-properties officeooo:rsid="000e15e2" officeooo:paragraph-rsid="000e15e2"/>
    </style:style>
    <style:style style:name="P7" style:family="paragraph" style:parent-style-name="Standard">
      <style:text-properties style:font-name="Courier New" officeooo:rsid="0018b077" officeooo:paragraph-rsid="0018b077"/>
    </style:style>
    <style:style style:name="P8" style:family="paragraph" style:parent-style-name="Preformatted_20_Text" style:list-style-name="L6">
      <style:text-properties officeooo:rsid="001358e2" officeooo:paragraph-rsid="001358e2"/>
    </style:style>
    <style:style style:name="P9" style:family="paragraph" style:parent-style-name="Footnote">
      <style:text-properties officeooo:rsid="00282921" officeooo:paragraph-rsid="00282921"/>
    </style:style>
    <style:style style:name="P10" style:family="paragraph" style:parent-style-name="Heading_20_1">
      <style:text-properties officeooo:paragraph-rsid="0005a350"/>
    </style:style>
    <style:style style:name="P11" style:family="paragraph" style:parent-style-name="Heading_20_1">
      <style:paragraph-properties fo:break-before="page"/>
    </style:style>
    <style:style style:name="P12" style:family="paragraph" style:parent-style-name="Standard" style:list-style-name="L1"/>
    <style:style style:name="P13" style:family="paragraph" style:parent-style-name="Standard" style:list-style-name="L1">
      <style:text-properties officeooo:rsid="00092c93" officeooo:paragraph-rsid="00092c93"/>
    </style:style>
    <style:style style:name="P14" style:family="paragraph" style:parent-style-name="Standard" style:list-style-name="L3">
      <style:text-properties officeooo:rsid="00092c93" officeooo:paragraph-rsid="00092c93"/>
    </style:style>
    <style:style style:name="P15" style:family="paragraph" style:parent-style-name="Standard" style:list-style-name="L3">
      <style:text-properties officeooo:rsid="00092c93" officeooo:paragraph-rsid="001d671e"/>
    </style:style>
    <style:style style:name="P16" style:family="paragraph" style:parent-style-name="Standard" style:list-style-name="L2">
      <style:text-properties officeooo:rsid="00082305" officeooo:paragraph-rsid="00082305"/>
    </style:style>
    <style:style style:name="P17" style:family="paragraph" style:parent-style-name="Standard" style:list-style-name="L2">
      <style:text-properties officeooo:rsid="000858cb" officeooo:paragraph-rsid="000858cb"/>
    </style:style>
    <style:style style:name="P18" style:family="paragraph" style:parent-style-name="Standard" style:list-style-name="L2">
      <style:text-properties officeooo:rsid="0008e120" officeooo:paragraph-rsid="0008e120"/>
    </style:style>
    <style:style style:name="P19" style:family="paragraph" style:parent-style-name="Standard" style:list-style-name="L3">
      <style:text-properties officeooo:rsid="001a3ba9" officeooo:paragraph-rsid="001a3ba9"/>
    </style:style>
    <style:style style:name="P20" style:family="paragraph" style:parent-style-name="Standard" style:list-style-name="L3">
      <style:text-properties officeooo:rsid="000d3053" officeooo:paragraph-rsid="000d3053"/>
    </style:style>
    <style:style style:name="P21" style:family="paragraph" style:parent-style-name="Standard" style:list-style-name="L3">
      <style:text-properties officeooo:rsid="000d3053" officeooo:paragraph-rsid="0028f8ba"/>
    </style:style>
    <style:style style:name="P22" style:family="paragraph" style:parent-style-name="Standard" style:list-style-name="L3">
      <style:text-properties officeooo:rsid="000da785" officeooo:paragraph-rsid="000da785"/>
    </style:style>
    <style:style style:name="P23" style:family="paragraph" style:parent-style-name="Standard" style:list-style-name="L3">
      <style:text-properties officeooo:rsid="000da785" officeooo:paragraph-rsid="0028f8ba"/>
    </style:style>
    <style:style style:name="P24" style:family="paragraph" style:parent-style-name="Standard" style:list-style-name="L4">
      <style:text-properties officeooo:rsid="000e15e2" officeooo:paragraph-rsid="000e15e2"/>
    </style:style>
    <style:style style:name="P25" style:family="paragraph" style:parent-style-name="Standard" style:list-style-name="L5">
      <style:text-properties officeooo:rsid="000e15e2" officeooo:paragraph-rsid="001a34b4"/>
    </style:style>
    <style:style style:name="P26" style:family="paragraph" style:parent-style-name="Standard" style:list-style-name="L4">
      <style:text-properties style:font-name="Courier New" officeooo:rsid="000e15e2" officeooo:paragraph-rsid="000e15e2"/>
    </style:style>
    <style:style style:name="P27" style:family="paragraph" style:parent-style-name="Standard" style:list-style-name="L4">
      <style:text-properties style:font-name="Courier New" officeooo:rsid="00117c0a" officeooo:paragraph-rsid="00117c0a"/>
    </style:style>
    <style:style style:name="P28" style:family="paragraph" style:parent-style-name="Standard" style:list-style-name="L5">
      <style:text-properties style:font-name="Courier New" officeooo:rsid="000fb38c" officeooo:paragraph-rsid="000fb38c"/>
    </style:style>
    <style:style style:name="P29" style:family="paragraph" style:parent-style-name="Standard" style:list-style-name="L8">
      <style:text-properties style:font-name="Courier New" officeooo:rsid="000fb38c" officeooo:paragraph-rsid="001fdb30"/>
    </style:style>
    <style:style style:name="P30" style:family="paragraph" style:parent-style-name="Standard" style:list-style-name="L7">
      <style:text-properties style:font-name="Courier New" officeooo:rsid="0015357b" officeooo:paragraph-rsid="0015357b"/>
    </style:style>
    <style:style style:name="P31" style:family="paragraph" style:parent-style-name="Standard" style:list-style-name="L7">
      <style:text-properties style:font-name="Courier New" officeooo:rsid="0016fec8" officeooo:paragraph-rsid="0016fec8"/>
    </style:style>
    <style:style style:name="P32" style:family="paragraph" style:parent-style-name="Standard" style:list-style-name="L7">
      <style:text-properties style:font-name="Courier New" officeooo:rsid="0018b077" officeooo:paragraph-rsid="0018b077"/>
    </style:style>
    <style:style style:name="P33" style:family="paragraph" style:parent-style-name="Standard" style:list-style-name="L4">
      <style:text-properties officeooo:rsid="00117c0a" officeooo:paragraph-rsid="00117c0a"/>
    </style:style>
    <style:style style:name="P34" style:family="paragraph" style:parent-style-name="Standard" style:list-style-name="L6">
      <style:text-properties officeooo:rsid="00117c0a" officeooo:paragraph-rsid="00117c0a"/>
    </style:style>
    <style:style style:name="P35" style:family="paragraph" style:parent-style-name="Standard" style:list-style-name="L5">
      <style:text-properties officeooo:rsid="000fb38c" officeooo:paragraph-rsid="000fb38c"/>
    </style:style>
    <style:style style:name="P36" style:family="paragraph" style:parent-style-name="Standard" style:list-style-name="L5">
      <style:text-properties officeooo:rsid="000fb38c" officeooo:paragraph-rsid="001a34b4"/>
    </style:style>
    <style:style style:name="P37" style:family="paragraph" style:parent-style-name="Standard" style:list-style-name="L6">
      <style:text-properties officeooo:rsid="001358e2" officeooo:paragraph-rsid="001358e2"/>
    </style:style>
    <style:style style:name="P38" style:family="paragraph" style:parent-style-name="Standard" style:list-style-name="L7">
      <style:text-properties officeooo:rsid="0015357b" officeooo:paragraph-rsid="0015357b"/>
    </style:style>
    <style:style style:name="P39" style:family="paragraph" style:parent-style-name="Standard" style:list-style-name="L7">
      <style:text-properties officeooo:rsid="0016fec8" officeooo:paragraph-rsid="0016fec8"/>
    </style:style>
    <style:style style:name="P40" style:family="paragraph" style:parent-style-name="Standard" style:list-style-name="L7">
      <style:text-properties officeooo:rsid="0016fec8" officeooo:paragraph-rsid="0018b077"/>
    </style:style>
    <style:style style:name="P41" style:family="paragraph" style:parent-style-name="Standard" style:list-style-name="L7">
      <style:text-properties officeooo:rsid="0018b077" officeooo:paragraph-rsid="0018b077"/>
    </style:style>
    <style:style style:name="P42" style:family="paragraph" style:parent-style-name="Standard" style:list-style-name="L8">
      <style:text-properties style:font-name="Liberation Serif" officeooo:rsid="001e5821" officeooo:paragraph-rsid="001e5821"/>
    </style:style>
    <style:style style:name="P43" style:family="paragraph" style:parent-style-name="Standard" style:list-style-name="L8">
      <style:text-properties style:font-name="Liberation Serif" officeooo:rsid="001fdb30" officeooo:paragraph-rsid="001fdb30"/>
    </style:style>
    <style:style style:name="P44" style:family="paragraph" style:parent-style-name="Standard" style:list-style-name="L8">
      <style:text-properties style:font-name="Liberation Serif" officeooo:rsid="000fb38c" officeooo:paragraph-rsid="001fdb30"/>
    </style:style>
    <style:style style:name="P45" style:family="paragraph" style:parent-style-name="Standard" style:list-style-name="L11">
      <style:text-properties officeooo:rsid="0022fa26" officeooo:paragraph-rsid="0022fa26"/>
    </style:style>
    <style:style style:name="P46" style:family="paragraph" style:parent-style-name="Standard" style:list-style-name="L11"/>
    <style:style style:name="P47" style:family="paragraph" style:parent-style-name="Standard" style:list-style-name="L11">
      <style:text-properties style:font-name="Courier New"/>
    </style:style>
    <style:style style:name="P48" style:family="paragraph" style:parent-style-name="Standard" style:list-style-name="L11">
      <style:text-properties style:font-name="Courier New" officeooo:rsid="0022fa26" officeooo:paragraph-rsid="0022fa26"/>
    </style:style>
    <style:style style:name="P49" style:family="paragraph" style:parent-style-name="Standard">
      <style:text-properties officeooo:rsid="00265096" officeooo:paragraph-rsid="00265096"/>
    </style:style>
    <style:style style:name="P50" style:family="paragraph" style:parent-style-name="Standard" style:list-style-name="L12">
      <style:text-properties officeooo:rsid="00265096" officeooo:paragraph-rsid="00265096"/>
    </style:style>
    <style:style style:name="P51" style:family="paragraph" style:parent-style-name="Standard" style:list-style-name="L12">
      <style:text-properties officeooo:rsid="00273af3" officeooo:paragraph-rsid="00273af3"/>
    </style:style>
    <style:style style:name="P52" style:family="paragraph" style:parent-style-name="Standard" style:list-style-name="L8" style:master-page-name="">
      <loext:graphic-properties draw:fill="none"/>
      <style:paragraph-properties fo:margin-left="2cm" fo:margin-right="0cm" fo:text-indent="-0.6cm" style:auto-text-indent="false" style:page-number="auto" fo:background-color="transparent"/>
      <style:text-properties style:font-name="Courier New" officeooo:rsid="001fdb30" officeooo:paragraph-rsid="001fdb30"/>
    </style:style>
    <style:style style:name="T1" style:family="text">
      <style:text-properties officeooo:rsid="00036e6d"/>
    </style:style>
    <style:style style:name="T2" style:family="text">
      <style:text-properties officeooo:rsid="00082305"/>
    </style:style>
    <style:style style:name="T3" style:family="text">
      <style:text-properties officeooo:rsid="000858cb"/>
    </style:style>
    <style:style style:name="T4" style:family="text">
      <style:text-properties officeooo:rsid="0008e120"/>
    </style:style>
    <style:style style:name="T5" style:family="text">
      <style:text-properties officeooo:rsid="00092c93"/>
    </style:style>
    <style:style style:name="T6" style:family="text">
      <style:text-properties officeooo:rsid="000be891"/>
    </style:style>
    <style:style style:name="T7" style:family="text">
      <style:text-properties style:font-name="Courier New"/>
    </style:style>
    <style:style style:name="T8" style:family="text">
      <style:text-properties officeooo:rsid="0016fec8"/>
    </style:style>
    <style:style style:name="T9" style:family="text">
      <style:text-properties officeooo:rsid="0018b077"/>
    </style:style>
    <style:style style:name="T10" style:family="text">
      <style:text-properties officeooo:rsid="001a1c43"/>
    </style:style>
    <style:style style:name="T11" style:family="text">
      <style:text-properties officeooo:rsid="001a34b4"/>
    </style:style>
    <style:style style:name="T12" style:family="text">
      <style:text-properties officeooo:rsid="001a3ba9"/>
    </style:style>
    <style:style style:name="T13" style:family="text">
      <style:text-properties officeooo:rsid="001c9aef"/>
    </style:style>
    <style:style style:name="T14" style:family="text">
      <style:text-properties officeooo:rsid="001d671e"/>
    </style:style>
    <style:style style:name="T15" style:family="text">
      <style:text-properties officeooo:rsid="001da49b"/>
    </style:style>
    <style:style style:name="T16" style:family="text">
      <style:text-properties officeooo:rsid="001fdb30"/>
    </style:style>
    <style:style style:name="T17" style:family="text">
      <style:text-properties style:font-name="Liberation Serif"/>
    </style:style>
    <style:style style:name="T18" style:family="text">
      <style:text-properties style:font-name="Liberation Serif" officeooo:rsid="0020bdc8"/>
    </style:style>
    <style:style style:name="T19" style:family="text">
      <style:text-properties style:font-name="Liberation Serif" officeooo:rsid="0020f6c6"/>
    </style:style>
    <style:style style:name="T20"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Requir<text:span text:style-name="T1">ements</text:span></text:h>
      <text:list xml:id="list3727494714484236051" text:style-name="L1">
        <text:list-item>
          <text:p text:style-name="P12">Raspberry Pi Zero<text:note text:id="ftn1" text:note-class="footnote"><text:note-citation>1</text:note-citation><text:note-body><text:p text:style-name="P1">ZeroW will also work.</text:p></text:note-body></text:note></text:p>
        </text:list-item>
        <text:list-item>
          <text:p text:style-name="P12">uSD card, <text:span text:style-name="T5">8GB minimum but</text:span> bigger is better</text:p>
        </text:list-item>
        <text:list-item>
          <text:p text:style-name="P12">DAC hat/phat/bonnet e.g Pimoroni phatdac</text:p>
        </text:list-item>
        <text:list-item>
          <text:p text:style-name="P12">Head unit with AUX input</text:p>
        </text:list-item>
        <text:list-item>
          <text:p text:style-name="P12">USB A to micro USB cable</text:p>
        </text:list-item>
        <text:list-item>
          <text:p text:style-name="P12">12v to 5v PSU</text:p>
        </text:list-item>
        <text:list-item>
          <text:p text:style-name="P12">Optional</text:p>
          <text:list>
            <text:list-item>
              <text:p text:style-name="P12">case</text:p>
            </text:list-item>
          </text:list>
        </text:list-item>
        <text:list-item>
          <text:p text:style-name="P12">For setup</text:p>
          <text:list>
            <text:list-item>
              <text:p text:style-name="P13">PSU</text:p>
            </text:list-item>
            <text:list-item>
              <text:p text:style-name="P12">Linux computer with gparted installed e.g. raspberry pi<text:note text:id="ftn2" text:note-class="footnote"><text:note-citation>2</text:note-citation><text:note-body><text:p text:style-name="P1">This can be the same raspberry pi you’re using in the final device but you will need a second uSD card <text:span text:style-name="T5">to boot it from.</text:span></text:p></text:note-body></text:note>, PC with live CD/DVD/USB stick</text:p>
            </text:list-item>
            <text:list-item>
              <text:p text:style-name="P12">USB uSD card reader</text:p>
            </text:list-item>
            <text:list-item>
              <text:p text:style-name="P12"><text:span text:style-name="T15">USB</text:span> otg adaptor</text:p>
            </text:list-item>
            <text:list-item>
              <text:p text:style-name="P12">USB ethernet adaptor<text:note text:id="ftn3" text:note-class="footnote"><text:note-citation>3</text:note-citation><text:note-body><text:p text:style-name="P3">WiFi may be used instead but is not covered here.</text:p></text:note-body></text:note></text:p>
            </text:list-item>
            <text:list-item>
              <text:p text:style-name="P12">Ethernet cable</text:p>
            </text:list-item>
            <text:list-item>
              <text:p text:style-name="P12">Optional</text:p>
              <text:list>
                <text:list-item>
                  <text:p text:style-name="P13">HDMI monitor or TV</text:p>
                </text:list-item>
                <text:list-item>
                  <text:p text:style-name="P12">HDMI adaptor and cable</text:p>
                </text:list-item>
                <text:list-item>
                  <text:p text:style-name="P12">USB hub</text:p>
                </text:list-item>
                <text:list-item>
                  <text:p text:style-name="P12">USB keyboard</text:p>
                </text:list-item>
                <text:list-item>
                  <text:p text:style-name="P12">USB mouse</text:p>
                </text:list-item>
              </text:list>
            </text:list-item>
          </text:list>
        </text:list-item>
      </text:list>
      <text:p text:style-name="Standard"/>
      <text:h text:style-name="P11" text:outline-level="1">One –<text:span text:style-name="T2"> OS installation</text:span></text:h>
      <text:p text:style-name="P5">Download and install the latest Raspbian Lite image in the usual way. <text:span text:style-name="T2">See </text:span><text:a xlink:type="simple" xlink:href="https://www.raspberrypi.org/documentation/installation/installing-images/README.md" text:style-name="Internet_20_link" text:visited-style-name="Visited_20_Internet_20_Link"><text:span text:style-name="T2">https://www.raspberrypi.org/documentation/installation/installing-images/README.md</text:span></text:a></text:p>
      <text:h text:style-name="Heading_20_1" text:outline-level="1">Two –<text:span text:style-name="T2"> Partition Configuration</text:span></text:h>
      <text:list xml:id="list8745664784428453904" text:style-name="L2">
        <text:list-item>
          <text:p text:style-name="P16">Enable ssh: create an empty file called ssh in the first partition of your uSD card.</text:p>
        </text:list-item>
        <text:list-item>
          <text:p text:style-name="P16">Connect the card reader and uSD card to your linux computer.</text:p>
        </text:list-item>
        <text:list-item>
          <text:p text:style-name="P16">Launch gparted. <text:span text:style-name="T3">This needs to be done as root or with sudo/gksudo</text:span></text:p>
        </text:list-item>
        <text:list-item>
          <text:p text:style-name="P17">Select the correct device<text:note text:id="ftn4" text:note-class="footnote"><text:note-citation>4</text:note-citation><text:note-body><text:p text:style-name="P2">If using a raspberry pi, you want the one appearing as /dev/sd? not /dev/mmcblk0</text:p></text:note-body></text:note>. It should have two small partitions labled “boot” and “rootfs” and a large amount of free space.</text:p>
        </text:list-item>
        <text:list-item>
          <text:p text:style-name="P17">Expand the “rootfs” partition to approximately 4GB.</text:p>
        </text:list-item>
        <text:list-item>
          <text:p text:style-name="P17">In the free space, create a new F<text:span text:style-name="T12">AT</text:span>32 partition. <text:span text:style-name="T6">Use all of the available space</text:span>. <text:span text:style-name="T4">We’ll be using this partition to store our music.</text:span></text:p>
        </text:list-item>
        <text:list-item>
          <text:p text:style-name="P18">Apply changes</text:p>
        </text:list-item>
        <text:list-item>
          <text:p text:style-name="P18">Exit gparted</text:p>
        </text:list-item>
        <text:list-item>
          <text:p text:style-name="P18">Remove uSD card</text:p>
        </text:list-item>
      </text:list>
      <text:h text:style-name="Heading_20_1" text:outline-level="1">Three – First Boot and OS Configuration</text:h>
      <text:list xml:id="list520174759902871943" text:style-name="L3">
        <text:list-item>
          <text:p text:style-name="P14">Insert uSD card into pi zero</text:p>
        </text:list-item>
        <text:list-item>
          <text:p text:style-name="P15">Connect USB otg adaptor</text:p>
        </text:list-item>
        <text:list-item>
          <text:p text:style-name="P14">Connect monitor, <text:span text:style-name="T14">hub,</text:span> mouse, and keyboard if using.</text:p>
        </text:list-item>
        <text:list-item>
          <text:p text:style-name="P15"><text:span text:style-name="T14">Connect </text:span>USB ethernet adaptor, and ethernet cable</text:p>
        </text:list-item>
        <text:list-item>
          <text:p text:style-name="P19">Boot your pi zero</text:p>
        </text:list-item>
        <text:list-item>
          <text:p text:style-name="P20">Login to yo<text:span text:style-name="T12">ur </text:span>pi</text:p>
        </text:list-item>
        <text:list-item>
          <text:p text:style-name="P21">Update package lists:</text:p>
          <text:list>
            <text:list-header>
              <text:p text:style-name="P21"><text:span text:style-name="T7">sudo apt update</text:span></text:p>
            </text:list-header>
          </text:list>
        </text:list-item>
        <text:list-item>
          <text:p text:style-name="P21">Upgrade software:</text:p>
          <text:list>
            <text:list-header>
              <text:p text:style-name="P21"><text:span text:style-name="T7">sudo apt upgrade</text:span></text:p>
            </text:list-header>
          </text:list>
        </text:list-item>
        <text:list-item>
          <text:p text:style-name="P23">Run</text:p>
          <text:list>
            <text:list-header>
              <text:p text:style-name="P23"><text:span text:style-name="T7">sudo raspi-config</text:span></text:p>
            </text:list-header>
          </text:list>
        </text:list-item>
        <text:list-item>
          <text:p text:style-name="P22">Under boot options set wait for network to no</text:p>
        </text:list-item>
        <text:list-item>
          <text:p text:style-name="P20">Optionally change hostname</text:p>
        </text:list-item>
        <text:list-item>
          <text:p text:style-name="P22">Exit raspi-config</text:p>
        </text:list-item>
      </text:list>
      <text:h text:style-name="Heading_20_1" text:outline-level="1">Four – <text:span text:style-name="T13">Configure </text:span>Music Library Storage</text:h>
      <text:list xml:id="list5328452116049848778" text:style-name="L4">
        <text:list-item>
          <text:p text:style-name="P24">Create a mount point for the music library storage: sudo mkdir /music</text:p>
        </text:list-item>
        <text:list-item>
          <text:p text:style-name="P24">Open /etc/fstab in your favourite editor<text:note text:id="ftn5" text:note-class="footnote"><text:note-citation>5</text:note-citation><text:note-body><text:p text:style-name="P4">Yeah, I’m old school. Change vi to your favourite.</text:p></text:note-body></text:note> e.g. <text:span text:style-name="T7">sudo vi /etc/fstab</text:span></text:p>
        </text:list-item>
        <text:list-item>
          <text:p text:style-name="P24">Add a new entry as follows:</text:p>
          <text:list>
            <text:list-header>
              <text:p text:style-name="P26">/dev/mmcblk0p3<text:tab/>/music<text:tab/>vfat<text:tab/>ro,umask=000<text:tab/>0<text:tab/>0</text:p>
            </text:list-header>
          </text:list>
        </text:list-item>
        <text:list-item>
          <text:p text:style-name="P24">Save and close /etc/fstab</text:p>
        </text:list-item>
        <text:list-item>
          <text:p text:style-name="P33">Mount music storage as read/write:</text:p>
          <text:list>
            <text:list-header>
              <text:p text:style-name="P27">sudo mount -o rw /music</text:p>
            </text:list-header>
          </text:list>
        </text:list-item>
        <text:list-item>
          <text:p text:style-name="P33">Create playlists directory:</text:p>
          <text:list>
            <text:list-header>
              <text:p text:style-name="P27">mkdir /music/playlists</text:p>
            </text:list-header>
          </text:list>
        </text:list-item>
        <text:list-item>
          <text:p text:style-name="P33">Unmount music storage:</text:p>
          <text:list>
            <text:list-header>
              <text:p text:style-name="P27">sudo umount /music</text:p>
            </text:list-header>
          </text:list>
        </text:list-item>
      </text:list>
      <text:p text:style-name="P6"><text:soft-page-break/></text:p>
      <text:h text:style-name="Heading_20_1" text:outline-level="1">Five – USB Mass Storage Gadget</text:h>
      <text:list xml:id="list3227677549682811039" text:style-name="L5">
        <text:list-item>
          <text:p text:style-name="P25">Open /boot/config.txt in your favourite editor<text:span text:style-name="T8">, this will need sudo.</text:span></text:p>
        </text:list-item>
        <text:list-item>
          <text:p text:style-name="P35">Add a new line at the bottom of the file:</text:p>
          <text:list>
            <text:list-header>
              <text:p text:style-name="P28">dtoverlay=dwc2</text:p>
            </text:list-header>
          </text:list>
        </text:list-item>
        <text:list-item>
          <text:p text:style-name="P35">Save and close /boot/config.txt</text:p>
        </text:list-item>
        <text:list-item>
          <text:p text:style-name="P36">Open /etc/rc.local in your favourite editor<text:span text:style-name="T8">, this will need sudo.</text:span></text:p>
        </text:list-item>
        <text:list-item>
          <text:p text:style-name="P35">Above “<text:span text:style-name="T7">exit 0</text:span>” add the following:</text:p>
          <text:list>
            <text:list-header>
              <text:p text:style-name="P28">modprobe g_mass_storage removable=1 file=/dev/mmcblk0p3 &amp;</text:p>
            </text:list-header>
          </text:list>
        </text:list-item>
        <text:list-item>
          <text:p text:style-name="P35">Save and close /etc/rc.local</text:p>
        </text:list-item>
      </text:list>
      <text:h text:style-name="Heading_20_1" text:outline-level="1">Six – Sound Card</text:h>
      <text:list xml:id="list1508901812263840468" text:style-name="L6">
        <text:list-item>
          <text:p text:style-name="P34">Follow the manufacturer’s instructions.</text:p>
        </text:list-item>
        <text:list-item>
          <text:p text:style-name="P37">If using Pimoroni’s phat DAC:</text:p>
          <text:list>
            <text:list-header>
              <text:p text:style-name="P8"><text:span text:style-name="Source_20_Text"><text:span text:style-name="T7">curl -sS https://get.pimoroni.com/phatdac | bash</text:span></text:span></text:p>
            </text:list-header>
          </text:list>
        </text:list-item>
      </text:list>
      <text:h text:style-name="Heading_20_1" text:outline-level="1">Seven – Install and Configure MPD</text:h>
      <text:list xml:id="list7364553673255887053" text:style-name="L7">
        <text:list-item>
          <text:p text:style-name="P38">Install mpd and mpc:</text:p>
          <text:list>
            <text:list-header>
              <text:p text:style-name="P30">sudo apt install mpd mpc</text:p>
            </text:list-header>
          </text:list>
        </text:list-item>
        <text:list-item>
          <text:p text:style-name="P38">Stop mpd:</text:p>
          <text:list>
            <text:list-header>
              <text:p text:style-name="P30">sudo systemctl stop mpd</text:p>
            </text:list-header>
          </text:list>
        </text:list-item>
        <text:list-item>
          <text:p text:style-name="P39">Backup mpd.con<text:span text:style-name="T11">f</text:span>:</text:p>
          <text:list>
            <text:list-header>
              <text:p text:style-name="P31">sudo cp /etc/mpd.conf /etc/mpd.conf.bak</text:p>
            </text:list-header>
          </text:list>
        </text:list-item>
        <text:list-item>
          <text:p text:style-name="P39">Open /etc/mpd.conf in your favourite editor, this will need sudo.</text:p>
        </text:list-item>
        <text:list-item>
          <text:p text:style-name="P39">Find the line that starts with “music_directory” or “#music_directory”. Change it to:</text:p>
          <text:list>
            <text:list-header>
              <text:p text:style-name="P31">music_directory<text:tab/>“/music”</text:p>
            </text:list-header>
          </text:list>
        </text:list-item>
        <text:list-item>
          <text:p text:style-name="P39">Find the line that starts with “playlist_directory” or “#playlist_directory”. Change it to:</text:p>
          <text:list>
            <text:list-header>
              <text:p text:style-name="P31">playlist_directory<text:tab/>“/music/playlists”</text:p>
            </text:list-header>
          </text:list>
        </text:list-item>
        <text:list-item>
          <text:p text:style-name="P40">Find the line that starts with “<text:span text:style-name="T9">log_file</text:span>” or “#<text:span text:style-name="T9">log_file</text:span>”. <text:span text:style-name="T9">Change it to:</text:span></text:p>
          <text:list>
            <text:list-header>
              <text:p text:style-name="P32">log_file<text:tab/>“/var/log/mpd.log”</text:p>
            </text:list-header>
          </text:list>
        </text:list-item>
        <text:list-item>
          <text:p text:style-name="P40">Find the line that starts with “<text:span text:style-name="T9">auto_update</text:span>” or “#<text:span text:style-name="T9">auto_update</text:span>”. <text:span text:style-name="T9">Change it to:</text:span></text:p>
          <text:list>
            <text:list-header>
              <text:p text:style-name="P32">auto_update<text:tab/>“no”</text:p>
            </text:list-header>
          </text:list>
        </text:list-item>
        <text:list-item>
          <text:p text:style-name="P40">Find the line that starts with “<text:span text:style-name="T9">replaygain</text:span>” or “#<text:span text:style-name="T9">replaygain</text:span>”. <text:span text:style-name="T9">Change it to:</text:span></text:p>
          <text:list>
            <text:list-header>
              <text:p text:style-name="P32">replaygain<text:tab/>“auto”</text:p>
            </text:list-header>
          </text:list>
        </text:list-item>
        <text:list-item>
          <text:p text:style-name="P40">Find the line that starts with “<text:span text:style-name="T9">volume_normalization</text:span>” or “#<text:span text:style-name="T9">volume_normalization</text:span>”. <text:span text:style-name="T9">Change it to:</text:span></text:p>
          <text:list>
            <text:list-header>
              <text:p text:style-name="P32">volume_normalization<text:tab/>“yes”</text:p>
            </text:list-header>
          </text:list>
        </text:list-item>
        <text:list-item>
          <text:p text:style-name="P41">Restart mpd:</text:p>
          <text:list>
            <text:list-header>
              <text:p text:style-name="P32">sudo systemctl start mpd</text:p>
            </text:list-header>
          </text:list>
        </text:list-item>
      </text:list>
      <text:p text:style-name="P7"/>
      <text:h text:style-name="P11" text:outline-level="1">Eight – <text:span text:style-name="T10">Install MPD Script</text:span></text:h>
      <text:list xml:id="list1092182131121871554" text:style-name="L8">
        <text:list-item>
          <text:p text:style-name="P42">Download initmpd.sh</text:p>
        </text:list-item>
        <text:list-item>
          <text:p text:style-name="P42">Move or copy it to /home/pi</text:p>
        </text:list-item>
        <text:list-item>
          <text:p text:style-name="P43">Ensure it has execute permission:</text:p>
          <text:p text:style-name="P52">chmod +x initmpd.sh</text:p>
        </text:list-item>
        <text:list-item>
          <text:p text:style-name="P44">Open /etc/rc.local in your favourite editor<text:span text:style-name="T8">, this will need sudo.</text:span></text:p>
        </text:list-item>
        <text:list-item>
          <text:p text:style-name="P44">Above “exit 0” <text:span text:style-name="T16">but below “modprobe ...” </text:span>add the following:</text:p>
          <text:list>
            <text:list-header>
              <text:p text:style-name="P29">/<text:span text:style-name="T16">home/pi/initmpd.sh </text:span>&amp;</text:p>
            </text:list-header>
          </text:list>
        </text:list-item>
        <text:list-item>
          <text:p text:style-name="P44">Save and close /etc/rc.local</text:p>
        </text:list-item>
      </text:list>
      <text:h text:style-name="Heading_20_1" text:outline-level="1"><text:span text:style-name="T17">Nine</text:span><text:span text:style-name="T18"> – </text:span><text:span text:style-name="T19">Change to Read Only Root</text:span></text:h>
      <text:p text:style-name="Standard">See <text:a xlink:type="simple" xlink:href="https://learn.adafruit.com/read-only-raspberry-pi" text:style-name="Internet_20_link" text:visited-style-name="Visited_20_Internet_20_Link">https://learn.adafruit.com/read-only-raspberry-pi</text:a> for full information.</text:p>
      <text:list xml:id="list7939899396675617629" text:style-name="L11">
        <text:list-item>
          <text:p text:style-name="P46">Download the setup script:</text:p>
          <text:list>
            <text:list-header>
              <text:p text:style-name="P46"><text:span text:style-name="T7">wget </text:span><text:a xlink:type="simple" xlink:href="https://raw.githubusercontent.com/adafruit/Raspberry-Pi-Installer-Scripts/master/read-only-fs.sh" text:style-name="Internet_20_link" text:visited-style-name="Visited_20_Internet_20_Link"><text:span text:style-name="T7">https://raw.githubusercontent.com/adafruit/Raspberry-Pi-Installer-Scripts/master/read-only-fs.sh</text:span></text:a></text:p>
            </text:list-header>
          </text:list>
        </text:list-item>
        <text:list-item>
          <text:p text:style-name="P46">Run it:</text:p>
          <text:list>
            <text:list-header>
              <text:p text:style-name="P47">sudo bash read-only-fs.sh</text:p>
            </text:list-header>
          </text:list>
        </text:list-item>
        <text:list-item>
          <text:p text:style-name="P45">Shutdown your pi:</text:p>
          <text:list>
            <text:list-header>
              <text:p text:style-name="P48">sudo poweroff</text:p>
            </text:list-header>
          </text:list>
        </text:list-item>
      </text:list>
      <text:h text:style-name="Heading_20_1" text:outline-level="1">Ten – Add Music</text:h>
      <text:list xml:id="list4853557981424617361" text:style-name="L12">
        <text:list-item>
          <text:p text:style-name="P50">Disconnect everything from your pi</text:p>
        </text:list-item>
        <text:list-item>
          <text:p text:style-name="P50">Connect a micro USB cable to the data (inner) <text:s/>port of the pi zero</text:p>
        </text:list-item>
        <text:list-item>
          <text:p text:style-name="P50">Connect the cable to your PC. The pi will boot and appear as a USB storage drive.</text:p>
        </text:list-item>
        <text:list-item>
          <text:p text:style-name="P50">Copy music files to this drive</text:p>
        </text:list-item>
        <text:list-item>
          <text:p text:style-name="P50">Create an empty file called “update” or “update.txt” in the top level directory of the USB drive. This will trigger an update of the mpd database and playlist on next boot.</text:p>
        </text:list-item>
        <text:list-item>
          <text:p text:style-name="P50">Safely remove and disconnect the pi from the PC.</text:p>
        </text:list-item>
        <text:list-item>
          <text:p text:style-name="P51">Reboot the pi to run the update. This will take a while<text:note text:id="ftn0" text:note-class="footnote"><text:note-citation>6</text:note-citation><text:note-body><text:p text:style-name="P9">You can monitor this via ssh or wait for the zero to reboot and start playing.</text:p></text:note-body></text:note>, how long depends on how much music you have.</text:p>
        </text:list-item>
      </text:lis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Lucida Console', 'Liberation Mono', 'DejaVu Sans Mono', 'Bitstream Vera Sans Mono', 'Courier New',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0:55:22.377000000</meta:creation-date>
    <dc:date>2018-05-23T15:17:48.269000000</dc:date>
    <meta:editing-duration>PT1H46M33S</meta:editing-duration>
    <meta:editing-cycles>21</meta:editing-cycles>
    <meta:generator>LibreOffice/5.2.7.2$Windows_X86_64 LibreOffice_project/2b7f1e640c46ceb28adf43ee075a6e8b8439ed10</meta:generator>
    <meta:document-statistic meta:table-count="0" meta:image-count="0" meta:object-count="0" meta:page-count="4" meta:paragraph-count="128" meta:word-count="865" meta:character-count="5094" meta:non-whitespace-character-count="4430"/>
  </office:meta>
</office:document-meta>
</file>